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581ca" officeooo:paragraph-rsid="001581ca"/>
    </style:style>
    <style:style style:name="P2" style:family="paragraph" style:parent-style-name="Standard">
      <style:text-properties officeooo:rsid="001581ca" officeooo:paragraph-rsid="001581ca"/>
    </style:style>
    <style:style style:name="P3" style:family="paragraph" style:parent-style-name="Heading_20_2">
      <style:text-properties officeooo:rsid="001581ca" officeooo:paragraph-rsid="001790e1"/>
    </style:style>
    <style:style style:name="P4" style:family="paragraph" style:parent-style-name="Heading_20_2">
      <style:text-properties officeooo:paragraph-rsid="001f1037"/>
    </style:style>
    <style:style style:name="P5" style:family="paragraph" style:parent-style-name="Text_20_body">
      <style:text-properties officeooo:paragraph-rsid="001f1037"/>
    </style:style>
    <style:style style:name="P6" style:family="paragraph" style:parent-style-name="Heading_20_2">
      <style:text-properties officeooo:paragraph-rsid="002901fc"/>
    </style:style>
    <style:style style:name="P7" style:family="paragraph" style:parent-style-name="Text_20_body">
      <style:text-properties officeooo:paragraph-rsid="002901fc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Text_20_body">
      <style:text-properties officeooo:paragraph-rsid="001790e1"/>
    </style:style>
    <style:style style:name="P10" style:family="paragraph" style:parent-style-name="Text_20_body">
      <style:text-properties officeooo:paragraph-rsid="0024cb73"/>
    </style:style>
    <style:style style:name="P11" style:family="paragraph" style:parent-style-name="Text_20_body">
      <style:text-properties officeooo:paragraph-rsid="0025bd20"/>
    </style:style>
    <style:style style:name="P12" style:family="paragraph" style:parent-style-name="Text_20_body">
      <style:text-properties officeooo:paragraph-rsid="002bb8a0"/>
    </style:style>
    <style:style style:name="P13" style:family="paragraph" style:parent-style-name="Heading_20_2">
      <style:text-properties officeooo:paragraph-rsid="002cdbc2"/>
    </style:style>
    <style:style style:name="P14" style:family="paragraph" style:parent-style-name="Heading_20_2">
      <style:text-properties officeooo:paragraph-rsid="002e9fed"/>
    </style:style>
    <style:style style:name="P15" style:family="paragraph" style:parent-style-name="Heading_20_2">
      <style:text-properties officeooo:paragraph-rsid="002f62a8"/>
    </style:style>
    <style:style style:name="P16" style:family="paragraph" style:parent-style-name="Text_20_body">
      <style:text-properties officeooo:paragraph-rsid="002f62a8"/>
    </style:style>
    <style:style style:name="P17" style:family="paragraph" style:parent-style-name="Heading_20_2">
      <style:text-properties officeooo:paragraph-rsid="0035c73f"/>
    </style:style>
    <style:style style:name="P18" style:family="paragraph" style:parent-style-name="Text_20_body">
      <style:text-properties officeooo:paragraph-rsid="0035c73f"/>
    </style:style>
    <style:style style:name="P19" style:family="paragraph" style:parent-style-name="Heading_20_2">
      <style:text-properties officeooo:paragraph-rsid="003af646"/>
    </style:style>
    <style:style style:name="P20" style:family="paragraph" style:parent-style-name="Horizontal_20_Line">
      <style:text-properties style:font-name="Liberation Serif"/>
    </style:style>
    <style:style style:name="P21" style:family="paragraph" style:parent-style-name="Text_20_body">
      <style:text-properties officeooo:paragraph-rsid="00306181"/>
    </style:style>
    <style:style style:name="P22" style:family="paragraph" style:parent-style-name="Text_20_body">
      <style:text-properties officeooo:paragraph-rsid="00351d86"/>
    </style:style>
    <style:style style:name="P23" style:family="paragraph" style:parent-style-name="Text_20_body">
      <style:text-properties officeooo:rsid="0037bbb9" officeooo:paragraph-rsid="0037bbb9"/>
    </style:style>
    <style:style style:name="P24" style:family="paragraph" style:parent-style-name="Text_20_body">
      <style:text-properties officeooo:paragraph-rsid="0037bbb9"/>
    </style:style>
    <style:style style:name="P25" style:family="paragraph" style:parent-style-name="Text_20_body">
      <style:text-properties officeooo:paragraph-rsid="00386a5e"/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Text_20_body" style:list-style-name="L2">
      <style:text-properties officeooo:rsid="001804ef" officeooo:paragraph-rsid="001804ef"/>
    </style:style>
    <style:style style:name="P29" style:family="paragraph" style:parent-style-name="Text_20_body" style:list-style-name="L2">
      <style:text-properties officeooo:rsid="001804ef" officeooo:paragraph-rsid="001f57a7"/>
    </style:style>
    <style:style style:name="P30" style:family="paragraph" style:parent-style-name="Text_20_body" style:list-style-name="L2">
      <style:text-properties officeooo:rsid="0019b389" officeooo:paragraph-rsid="0019b389"/>
    </style:style>
    <style:style style:name="P31" style:family="paragraph" style:parent-style-name="Text_20_body" style:list-style-name="L3">
      <style:text-properties officeooo:rsid="0019b389" officeooo:paragraph-rsid="001a851d"/>
    </style:style>
    <style:style style:name="P32" style:family="paragraph" style:parent-style-name="Text_20_body" style:list-style-name="L2">
      <style:text-properties officeooo:rsid="001a851d" officeooo:paragraph-rsid="001a851d"/>
    </style:style>
    <style:style style:name="P33" style:family="paragraph" style:parent-style-name="Text_20_body" style:list-style-name="L2">
      <style:text-properties fo:font-weight="bold" officeooo:rsid="0019a09e" officeooo:paragraph-rsid="0019a09e" style:font-weight-asian="bold" style:font-weight-complex="bold"/>
    </style:style>
    <style:style style:name="P34" style:family="paragraph" style:parent-style-name="Text_20_body" style:list-style-name="L3">
      <style:text-properties officeooo:paragraph-rsid="001e0900"/>
    </style:style>
    <style:style style:name="P35" style:family="paragraph" style:parent-style-name="Text_20_body" style:list-style-name="L3">
      <style:text-properties fo:font-weight="normal" officeooo:rsid="0019b389" officeooo:paragraph-rsid="0019b389" style:font-weight-asian="normal" style:font-weight-complex="normal"/>
    </style:style>
    <style:style style:name="P36" style:family="paragraph" style:parent-style-name="Text_20_body" style:list-style-name="L2">
      <style:text-properties fo:font-weight="normal" officeooo:rsid="001a851d" officeooo:paragraph-rsid="001a851d" style:font-weight-asian="normal" style:font-weight-complex="normal"/>
    </style:style>
    <style:style style:name="P37" style:family="paragraph" style:parent-style-name="Text_20_body" style:list-style-name="L4">
      <style:text-properties officeooo:paragraph-rsid="0019a09e"/>
    </style:style>
    <style:style style:name="P38" style:family="paragraph" style:parent-style-name="Text_20_body" style:list-style-name="L4">
      <style:text-properties officeooo:paragraph-rsid="001aa604"/>
    </style:style>
    <style:style style:name="P39" style:family="paragraph" style:parent-style-name="Text_20_body" style:list-style-name="L4">
      <style:text-properties officeooo:paragraph-rsid="0023b857"/>
    </style:style>
    <style:style style:name="P40" style:family="paragraph" style:parent-style-name="Text_20_body" style:list-style-name="L4">
      <style:text-properties officeooo:rsid="001adc0d" officeooo:paragraph-rsid="001adc0d"/>
    </style:style>
    <style:style style:name="P41" style:family="paragraph" style:parent-style-name="Text_20_body" style:list-style-name="L4">
      <style:text-properties officeooo:rsid="0021e5b2" officeooo:paragraph-rsid="0023b857"/>
    </style:style>
    <style:style style:name="P42" style:family="paragraph" style:parent-style-name="Text_20_body" style:list-style-name="L4">
      <style:text-properties style:use-window-font-color="true" loext:opacity="0%" officeooo:rsid="001d6e19" officeooo:paragraph-rsid="001d6e19"/>
    </style:style>
    <style:style style:name="P43" style:family="paragraph" style:parent-style-name="Text_20_body" style:list-style-name="L5"/>
    <style:style style:name="P44" style:family="paragraph" style:parent-style-name="Text_20_body" style:list-style-name="L6"/>
    <style:style style:name="P45" style:family="paragraph" style:parent-style-name="Text_20_body" style:list-style-name="L7"/>
    <style:style style:name="P46" style:family="paragraph" style:parent-style-name="Text_20_body" style:list-style-name="L8"/>
    <style:style style:name="P47" style:family="paragraph" style:parent-style-name="Text_20_body" style:list-style-name="L9"/>
    <style:style style:name="P48" style:family="paragraph" style:parent-style-name="Text_20_body" style:list-style-name="L10"/>
    <style:style style:name="P49" style:family="paragraph" style:parent-style-name="Text_20_body" style:list-style-name="L11"/>
    <style:style style:name="P50" style:family="paragraph" style:parent-style-name="Text_20_body" style:list-style-name="L12"/>
    <style:style style:name="P51" style:family="paragraph" style:parent-style-name="Text_20_body" style:list-style-name="L13"/>
    <style:style style:name="P52" style:family="paragraph" style:parent-style-name="Text_20_body" style:list-style-name="L14"/>
    <style:style style:name="P53" style:family="paragraph" style:parent-style-name="Text_20_body" style:list-style-name="L15">
      <style:text-properties officeooo:paragraph-rsid="00333169"/>
    </style:style>
    <style:style style:name="P54" style:family="paragraph" style:parent-style-name="Text_20_body" style:list-style-name="L15">
      <style:text-properties officeooo:paragraph-rsid="00338de6"/>
    </style:style>
    <style:style style:name="P55" style:family="paragraph" style:parent-style-name="Text_20_body" style:list-style-name="L16"/>
    <style:style style:name="P56" style:family="paragraph" style:parent-style-name="Text_20_body" style:list-style-name="L17"/>
    <style:style style:name="P57" style:family="paragraph" style:parent-style-name="Text_20_body" style:list-style-name="L18"/>
    <style:style style:name="P58" style:family="paragraph" style:parent-style-name="Text_20_body" style:list-style-name="L19"/>
    <style:style style:name="P59" style:family="paragraph" style:parent-style-name="Text_20_body" style:list-style-name="L19">
      <style:text-properties officeooo:paragraph-rsid="0035c73f"/>
    </style:style>
    <style:style style:name="P60" style:family="paragraph" style:parent-style-name="Text_20_body" style:list-style-name="L20"/>
    <style:style style:name="P61" style:family="paragraph" style:parent-style-name="Text_20_body" style:list-style-name="L21"/>
    <style:style style:name="P62" style:family="paragraph" style:parent-style-name="Text_20_body" style:list-style-name="L22"/>
    <style:style style:name="P63" style:family="paragraph" style:parent-style-name="Text_20_body" style:list-style-name="L23"/>
    <style:style style:name="P64" style:family="paragraph" style:parent-style-name="Text_20_body" style:list-style-name="L23">
      <style:text-properties style:font-name="Liberation Serif"/>
    </style:style>
    <style:style style:name="P65" style:family="paragraph" style:parent-style-name="Text_20_body" style:list-style-name="L27">
      <style:text-properties style:font-name="Liberation Serif" officeooo:rsid="00387f01" officeooo:paragraph-rsid="00387f01"/>
    </style:style>
    <style:style style:name="P66" style:family="paragraph" style:parent-style-name="Text_20_body" style:list-style-name="L24"/>
    <style:style style:name="P67" style:family="paragraph" style:parent-style-name="Text_20_body" style:list-style-name="L24">
      <style:text-properties officeooo:paragraph-rsid="00386a5e"/>
    </style:style>
    <style:style style:name="P68" style:family="paragraph" style:parent-style-name="Text_20_body" style:list-style-name="L25"/>
    <style:style style:name="P69" style:family="paragraph" style:parent-style-name="Text_20_body" style:list-style-name="L26"/>
    <style:style style:name="P70" style:family="paragraph" style:parent-style-name="Text_20_body" style:list-style-name="L27">
      <style:text-properties officeooo:paragraph-rsid="00387f01"/>
    </style:style>
    <style:style style:name="P71" style:family="paragraph" style:parent-style-name="Text_20_body" style:list-style-name="L27">
      <style:text-properties officeooo:paragraph-rsid="00386a5e"/>
    </style:style>
    <style:style style:name="P72" style:family="paragraph" style:parent-style-name="Text_20_body" style:list-style-name="L27">
      <style:text-properties officeooo:paragraph-rsid="003a340a"/>
    </style:style>
    <style:style style:name="P73" style:family="paragraph" style:parent-style-name="Text_20_body" style:list-style-name="L28">
      <style:text-properties officeooo:paragraph-rsid="00387f01"/>
    </style:style>
    <style:style style:name="P74" style:family="paragraph" style:parent-style-name="Text_20_body" style:list-style-name="L28">
      <style:text-properties officeooo:paragraph-rsid="00386a5e"/>
    </style:style>
    <style:style style:name="P75" style:family="paragraph" style:parent-style-name="Text_20_body">
      <style:text-properties officeooo:paragraph-rsid="00386a5e"/>
    </style:style>
    <style:style style:name="P76" style:family="paragraph" style:parent-style-name="Text_20_body">
      <style:text-properties officeooo:paragraph-rsid="0040aacf"/>
    </style:style>
    <style:style style:name="P77" style:family="paragraph" style:parent-style-name="Text_20_body">
      <style:text-properties officeooo:paragraph-rsid="00426dc6"/>
    </style:style>
    <style:style style:name="P78" style:family="paragraph" style:parent-style-name="Text_20_body">
      <style:text-properties officeooo:paragraph-rsid="00428b80"/>
    </style:style>
    <style:style style:name="P79" style:family="paragraph" style:parent-style-name="Text_20_body">
      <style:text-properties officeooo:paragraph-rsid="00444fb8"/>
    </style:style>
    <style:style style:name="T1" style:family="text">
      <style:text-properties style:use-window-font-color="true" loext:opacity="0%" fo:background-color="#81d41a" loext:char-shading-value="0"/>
    </style:style>
    <style:style style:name="T2" style:family="text">
      <style:text-properties style:use-window-font-color="true" loext:opacity="0%" officeooo:rsid="0035c73f" fo:background-color="transparent" loext:char-shading-value="0"/>
    </style:style>
    <style:style style:name="T3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4" style:family="text">
      <style:text-properties style:use-window-font-color="true" loext:opacity="0%" fo:font-weight="normal" officeooo:rsid="00351d86" fo:background-color="transparent" loext:char-shading-value="0" style:font-weight-asian="normal" style:font-weight-complex="normal"/>
    </style:style>
    <style:style style:name="T5" style:family="text">
      <style:text-properties style:use-window-font-color="true" loext:opacity="0%" fo:font-weight="normal" officeooo:rsid="0035c73f" fo:background-color="transparent" loext:char-shading-value="0" style:font-weight-asian="normal" style:font-weight-complex="normal"/>
    </style:style>
    <style:style style:name="T6" style:family="text">
      <style:text-properties style:use-window-font-color="true" loext:opacity="0%" fo:font-weight="normal" officeooo:rsid="00386a5e" fo:background-color="transparent" loext:char-shading-value="0" style:font-weight-asian="normal" style:font-weight-complex="normal"/>
    </style:style>
    <style:style style:name="T7" style:family="text">
      <style:text-properties style:use-window-font-color="true" loext:opacity="0%" fo:font-weight="normal" officeooo:rsid="0024cb73" style:font-weight-asian="normal" style:font-weight-complex="normal"/>
    </style:style>
    <style:style style:name="T8" style:family="text">
      <style:text-properties style:use-window-font-color="true" loext:opacity="0%" fo:font-weight="normal" officeooo:rsid="001d6e19" style:font-weight-asian="normal" style:font-weight-complex="normal"/>
    </style:style>
    <style:style style:name="T9" style:family="text">
      <style:text-properties style:use-window-font-color="true" loext:opacity="0%" fo:font-weight="normal" fo:background-color="#ffff00" loext:char-shading-value="0" style:font-weight-asian="normal" style:font-weight-complex="normal"/>
    </style:style>
    <style:style style:name="T10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11" style:family="text">
      <style:text-properties style:use-window-font-color="true" loext:opacity="0%" style:font-name="Liberation Serif" officeooo:rsid="001790e1" fo:background-color="transparent" loext:char-shading-value="0"/>
    </style:style>
    <style:style style:name="T12" style:family="text">
      <style:text-properties style:use-window-font-color="true" loext:opacity="0%" style:font-name="Liberation Serif" officeooo:rsid="0035c73f" fo:background-color="transparent" loext:char-shading-value="0"/>
    </style:style>
    <style:style style:name="T13" style:family="text">
      <style:text-properties style:use-window-font-color="true" loext:opacity="0%" style:font-name="Liberation Serif" fo:font-weight="normal" officeooo:rsid="0035c73f" fo:background-color="transparent" loext:char-shading-value="0" style:font-weight-asian="normal" style:font-weight-complex="normal"/>
    </style:style>
    <style:style style:name="T14" style:family="text">
      <style:text-properties style:use-window-font-color="true" loext:opacity="0%" style:font-name="Liberation Serif" fo:font-weight="normal" officeooo:rsid="0037bbb9" fo:background-color="transparent" loext:char-shading-value="0" style:font-weight-asian="normal" style:font-weight-complex="normal"/>
    </style:style>
    <style:style style:name="T15" style:family="text">
      <style:text-properties style:use-window-font-color="true" loext:opacity="0%" style:font-name="Liberation Serif" fo:font-weight="normal" officeooo:rsid="00386a5e" fo:background-color="transparent" loext:char-shading-value="0" style:font-weight-asian="normal" style:font-weight-complex="normal"/>
    </style:style>
    <style:style style:name="T16" style:family="text">
      <style:text-properties style:use-window-font-color="true" loext:opacity="0%" style:font-name="Liberation Serif" fo:font-weight="normal" officeooo:rsid="003a340a" fo:background-color="transparent" loext:char-shading-value="0" style:font-weight-asian="normal" style:font-weight-complex="normal"/>
    </style:style>
    <style:style style:name="T17" style:family="text">
      <style:text-properties style:use-window-font-color="true" loext:opacity="0%" style:font-name="Liberation Serif" fo:font-weight="normal" officeooo:rsid="0040aacf" fo:background-color="transparent" loext:char-shading-value="0" style:font-weight-asian="normal" style:font-weight-complex="normal"/>
    </style:style>
    <style:style style:name="T18" style:family="text">
      <style:text-properties style:use-window-font-color="true" loext:opacity="0%" style:font-name="Liberation Serif" fo:font-weight="normal" officeooo:rsid="00426dc6" fo:background-color="transparent" loext:char-shading-value="0" style:font-weight-asian="normal" style:font-weight-complex="normal"/>
    </style:style>
    <style:style style:name="T19" style:family="text">
      <style:text-properties style:use-window-font-color="true" loext:opacity="0%" style:font-name="Liberation Serif" fo:font-weight="normal" officeooo:rsid="00428b80" fo:background-color="transparent" loext:char-shading-value="0" style:font-weight-asian="normal" style:font-weight-complex="normal"/>
    </style:style>
    <style:style style:name="T20" style:family="text">
      <style:text-properties style:use-window-font-color="true" loext:opacity="0%" style:font-name="Liberation Serif" fo:font-weight="normal" officeooo:rsid="00444fb8" fo:background-color="transparent" loext:char-shading-value="0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9b389" style:font-weight-asian="normal" style:font-weight-complex="normal"/>
    </style:style>
    <style:style style:name="T23" style:family="text">
      <style:text-properties fo:font-weight="normal" officeooo:rsid="001e0900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9b389" style:font-weight-asian="bold" style:font-weight-complex="bold"/>
    </style:style>
    <style:style style:name="T26" style:family="text">
      <style:text-properties fo:font-weight="bold" officeooo:rsid="001a851d" style:font-weight-asian="bold" style:font-weight-complex="bold"/>
    </style:style>
    <style:style style:name="T27" style:family="text">
      <style:text-properties officeooo:rsid="001804ef"/>
    </style:style>
    <style:style style:name="T28" style:family="text">
      <style:text-properties officeooo:rsid="0019a09e"/>
    </style:style>
    <style:style style:name="T29" style:family="text">
      <style:text-properties officeooo:rsid="001a851d"/>
    </style:style>
    <style:style style:name="T30" style:family="text">
      <style:text-properties officeooo:rsid="001aa604"/>
    </style:style>
    <style:style style:name="T31" style:family="text">
      <style:text-properties officeooo:rsid="001c39ab"/>
    </style:style>
    <style:style style:name="T32" style:family="text">
      <style:text-properties fo:color="#ff0000" loext:opacity="100%"/>
    </style:style>
    <style:style style:name="T33" style:family="text">
      <style:text-properties fo:color="#ff0000" loext:opacity="100%" fo:font-weight="normal" officeooo:rsid="001e0900" style:font-weight-asian="normal" style:font-weight-complex="normal"/>
    </style:style>
    <style:style style:name="T34" style:family="text">
      <style:text-properties fo:color="#ff0000" loext:opacity="100%" fo:font-size="12pt" fo:font-weight="normal" officeooo:rsid="001f1037" style:font-size-asian="12pt" style:font-weight-asian="normal" style:font-size-complex="12pt" style:font-weight-complex="normal"/>
    </style:style>
    <style:style style:name="T35" style:family="text">
      <style:text-properties fo:color="#ff0000" loext:opacity="100%" fo:font-size="12pt" fo:font-weight="normal" officeooo:rsid="0025bd20" style:font-size-asian="12pt" style:font-weight-asian="normal" style:font-size-complex="12pt" style:font-weight-complex="normal"/>
    </style:style>
    <style:style style:name="T36" style:family="text">
      <style:text-properties fo:color="#ff0000" loext:opacity="100%" fo:font-size="12pt" fo:font-weight="normal" officeooo:rsid="00265acd" style:font-size-asian="12pt" style:font-weight-asian="normal" style:font-size-complex="12pt" style:font-weight-complex="normal"/>
    </style:style>
    <style:style style:name="T37" style:family="text">
      <style:text-properties fo:color="#ff0000" loext:opacity="100%" fo:font-size="12pt" fo:font-weight="normal" officeooo:rsid="0027b5e6" style:font-size-asian="12pt" style:font-weight-asian="normal" style:font-size-complex="12pt" style:font-weight-complex="normal"/>
    </style:style>
    <style:style style:name="T38" style:family="text">
      <style:text-properties fo:color="#ff0000" loext:opacity="100%" fo:font-size="12pt" fo:font-weight="normal" officeooo:rsid="002901fc" style:font-size-asian="12pt" style:font-weight-asian="normal" style:font-size-complex="12pt" style:font-weight-complex="normal"/>
    </style:style>
    <style:style style:name="T39" style:family="text">
      <style:text-properties fo:color="#ff0000" loext:opacity="100%" fo:font-size="12pt" fo:font-weight="normal" officeooo:rsid="002ae363" style:font-size-asian="12pt" style:font-weight-asian="normal" style:font-size-complex="12pt" style:font-weight-complex="normal"/>
    </style:style>
    <style:style style:name="T40" style:family="text">
      <style:text-properties fo:color="#ff0000" loext:opacity="100%" fo:font-size="12pt" fo:font-weight="normal" officeooo:rsid="002bb8a0" style:font-size-asian="12pt" style:font-weight-asian="normal" style:font-size-complex="12pt" style:font-weight-complex="normal"/>
    </style:style>
    <style:style style:name="T41" style:family="text">
      <style:text-properties fo:color="#ff0000" loext:opacity="100%" fo:font-size="12pt" fo:font-weight="normal" officeooo:rsid="002cdbc2" style:font-size-asian="12pt" style:font-weight-asian="normal" style:font-size-complex="12pt" style:font-weight-complex="normal"/>
    </style:style>
    <style:style style:name="T42" style:family="text">
      <style:text-properties fo:color="#ff0000" loext:opacity="100%" fo:font-size="12pt" fo:font-weight="normal" officeooo:rsid="002e9fed" style:font-size-asian="12pt" style:font-weight-asian="normal" style:font-size-complex="12pt" style:font-weight-complex="normal"/>
    </style:style>
    <style:style style:name="T43" style:family="text">
      <style:text-properties fo:color="#ff0000" loext:opacity="100%" fo:font-size="12pt" fo:font-weight="normal" officeooo:rsid="002f62a8" style:font-size-asian="12pt" style:font-weight-asian="normal" style:font-size-complex="12pt" style:font-weight-complex="normal"/>
    </style:style>
    <style:style style:name="T44" style:family="text">
      <style:text-properties fo:color="#ff0000" loext:opacity="100%" fo:font-size="12pt" fo:font-weight="normal" officeooo:rsid="00306181" style:font-size-asian="12pt" style:font-weight-asian="normal" style:font-size-complex="12pt" style:font-weight-complex="normal"/>
    </style:style>
    <style:style style:name="T45" style:family="text">
      <style:text-properties fo:color="#ff0000" loext:opacity="100%" fo:font-size="12pt" fo:font-weight="normal" officeooo:rsid="003af646" style:font-size-asian="12pt" style:font-weight-asian="normal" style:font-size-complex="12pt" style:font-weight-complex="normal"/>
    </style:style>
    <style:style style:name="T46" style:family="text">
      <style:text-properties fo:color="#ff0000" loext:opacity="100%" officeooo:rsid="001f57a7"/>
    </style:style>
    <style:style style:name="T47" style:family="text">
      <style:text-properties officeooo:rsid="001e0900"/>
    </style:style>
    <style:style style:name="T48" style:family="text">
      <style:text-properties officeooo:rsid="0021e5b2"/>
    </style:style>
    <style:style style:name="T49" style:family="text">
      <style:text-properties officeooo:rsid="0023b857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fo:font-weight="normal" style:font-weight-asian="normal" style:font-weight-complex="normal"/>
    </style:style>
    <style:style style:name="T52" style:family="text">
      <style:text-properties style:font-name="Liberation Serif" fo:font-weight="normal" officeooo:rsid="00333169" style:font-weight-asian="normal" style:font-weight-complex="normal"/>
    </style:style>
    <style:style style:name="T53" style:family="text">
      <style:text-properties style:font-name="Liberation Serif" fo:font-weight="normal" officeooo:rsid="00338de6" style:font-weight-asian="normal" style:font-weight-complex="normal"/>
    </style:style>
    <style:style style:name="T54" style:family="text">
      <style:text-properties style:font-name="Liberation Serif" fo:font-weight="normal" fo:background-color="#ffff00" loext:char-shading-value="0" style:font-weight-asian="normal" style:font-weight-complex="normal"/>
    </style:style>
    <style:style style:name="T55" style:family="text">
      <style:text-properties style:font-name="Liberation Serif" fo:background-color="transparent" loext:char-shading-value="0"/>
    </style:style>
    <style:style style:name="T56" style:family="text">
      <style:text-properties style:font-name="Liberation Serif" fo:background-color="#ffff00" loext:char-shading-value="0"/>
    </style:style>
    <style:style style:name="T57" style:family="text">
      <style:text-properties style:font-name="Liberation Serif" officeooo:rsid="0035c73f" fo:background-color="#ffff00" loext:char-shading-value="0"/>
    </style:style>
    <style:style style:name="T58" style:family="text">
      <style:text-properties style:font-name="Liberation Serif" officeooo:rsid="0037bbb9" fo:background-color="#ffff00" loext:char-shading-value="0"/>
    </style:style>
    <style:style style:name="T59" style:family="text">
      <style:text-properties style:font-name="Liberation Serif" officeooo:rsid="00386a5e"/>
    </style:style>
    <style:style style:name="T60" style:family="text">
      <style:text-properties style:font-name="Liberation Serif" officeooo:rsid="00387f01"/>
    </style:style>
    <style:style style:name="T61" style:family="text">
      <style:text-properties style:font-name="Liberation Serif" officeooo:rsid="003a340a"/>
    </style:style>
    <style:style style:name="T62" style:family="text">
      <style:text-properties fo:font-variant="normal" fo:text-transform="none" style:use-window-font-color="true" loext:opacity="0%" style:font-name="Consolas" fo:font-size="9.75pt" fo:letter-spacing="normal" fo:font-style="normal" fo:font-weight="normal" officeooo:rsid="00444fb8" fo:background-color="transparent" loext:char-shading-value="0" style:font-weight-asian="normal" style:font-weight-complex="normal" loext:padding="0cm" loext:border="none"/>
    </style:style>
    <style:style style:name="T63" style:family="text">
      <style:text-properties fo:font-variant="normal" fo:text-transform="none" fo:color="#95c0fa" loext:opacity="100%" style:font-name="Consolas" fo:font-size="9.75pt" fo:letter-spacing="normal" fo:font-style="normal" fo:font-weight="normal" officeooo:rsid="00444fb8" fo:background-color="transparent" loext:char-shading-value="0" style:font-weight-asian="normal" style:font-weight-complex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25.12.2025</text:span></text:h>
      <text:p text:style-name="Text_20_body"><text:span text:style-name="Strong_20_Emphasis">Описание работы decoder.cpp</text:span></text:p>
      <text:p text:style-name="P12"><text:span text:style-name="Strong_20_Emphasis"><text:span text:style-name="T40">Утечка памяти в <text:s/></text:span></text:span><text:span text:style-name="Strong_20_Emphasis"><text:span text:style-name="T39">decode_switch</text:span></text:span><text:span text:style-name="Strong_20_Emphasis"><text:span text:style-name="T40">?</text:span></text:span></text:p>
      <text:h text:style-name="P19" text:outline-level="2"><text:span text:style-name="Strong_20_Emphasis"><text:span text:style-name="T45">Добавить минимальную длину <text:s/></text:span></text:span><text:span text:style-name="Strong_20_Emphasis"><text:span text:style-name="T43">Bufpulses, </text:span></text:span><text:span text:style-name="Strong_20_Emphasis"><text:span text:style-name="T45">не только максимальную</text:span></text:span></text:h>
      <text:h text:style-name="P15" text:outline-level="2"><text:span text:style-name="Strong_20_Emphasis"><text:span text:style-name="T43"/></text:span></text:h>
      <text:h text:style-name="P15" text:outline-level="2"><text:span text:style-name="Strong_20_Emphasis"><text:span text:style-name="T43">Поменять Bufpulses на deque (?) — проверить скорость.</text:span></text:span></text:h>
      <text:p text:style-name="P16"><text:span text:style-name="Strong_20_Emphasis"><text:span text:style-name="T44"/></text:span></text:p>
      <text:p text:style-name="P21"><text:span text:style-name="Strong_20_Emphasis"><text:span text:style-name="T44">Очищать буферы в ЦРС*… перед Пуском</text:span></text:span></text:p>
      <text:h text:style-name="P13" text:outline-level="2"><text:span text:style-name="Strong_20_Emphasis"><text:span text:style-name="T41">Глобальные переменные в начале decoder.cpp нужно сделать доступными (перенести в другое место?)</text:span></text:span></text:h>
      <text:h text:style-name="P14" text:outline-level="2"><text:span text:style-name="Strong_20_Emphasis"><text:span text:style-name="T42">Очищать все буферы во всех потоках при окончании!!</text:span></text:span></text:h>
      <text:h text:style-name="P4" text:outline-level="2"><text:span text:style-name="Strong_20_Emphasis"><text:span text:style-name="T34">Проблема: нужно, чтобы при анализе потока USB при «обгоне» терялись данные, а при анализе данных с диска при обгоне тормозилось чтение.</text:span></text:span></text:h>
      <text:p text:style-name="P5"><text:span text:style-name="Strong_20_Emphasis"><text:span text:style-name="T34"/></text:span></text:p>
      <text:p text:style-name="P11"><text:span text:style-name="Strong_20_Emphasis"><text:span text:style-name="T37">(?) </text:span></text:span><text:span text:style-name="Strong_20_Emphasis"><text:span text:style-name="T35">Все *running переменные можно заменить одной </text:span></text:span><text:span text:style-name="Strong_20_Emphasis"><text:span text:style-name="T36">(</text:span></text:span><text:span text:style-name="Strong_20_Emphasis"><text:span text:style-name="T35">decode_running</text:span></text:span><text:span text:style-name="Strong_20_Emphasis"><text:span text:style-name="T36">) - ? — </text:span></text:span><text:span text:style-name="Strong_20_Emphasis"><text:span text:style-name="T37">не факт ?</text:span></text:span></text:p>
      <text:p text:style-name="P7"><text:span text:style-name="Strong_20_Emphasis"><text:span text:style-name="T38">Как на старых компьютерах объединять потоки?</text:span></text:span></text:p>
      <text:p text:style-name="P7"><text:span text:style-name="Strong_20_Emphasis"><text:span text:style-name="T38">Как настроить автоматическое определение нужного количества потоков под разные этапы?</text:span></text:span></text:p>
      <text:h text:style-name="P6" text:outline-level="2"><text:span text:style-name="Strong_20_Emphasis"/></text:h>
      <text:h text:style-name="Heading_20_2" text:outline-level="2"><text:span text:style-name="Strong_20_Emphasis">Основные компоненты и их функции:</text:span></text:h>
      <text:h text:style-name="Heading_20_3" text:outline-level="3"><text:span text:style-name="Strong_20_Emphasis">1. Структуры данных</text:span></text:h>
      <text:list text:style-name="L1">
        <text:list-item>
          <text:p text:style-name="P26"><text:span text:style-name="Strong_20_Emphasis">BufClass</text:span>: обертка над буфером данных с указателями на начало/конец и текущую позицию</text:p>
        </text:list-item>
        <text:list-item>
          <text:p text:style-name="P26"><text:span text:style-name="Strong_20_Emphasis">EventClass</text:span>: событие, содержащее метку времени и список импульсов</text:p>
        </text:list-item>
        <text:list-item>
          <text:p text:style-name="P26"><text:span text:style-name="Strong_20_Emphasis">PulseClass</text:span>: импульс с характеристиками (время, амплитуда, канал и т.д.)</text:p>
        </text:list-item>
        <text:list-item>
          <text:p text:style-name="P26"><text:span text:style-name="Strong_20_Emphasis">LocalBuf</text:span>: контейнер для импульсов из одного буфера</text:p>
        </text:list-item>
      </text:list>
      <text:h text:style-name="Heading_20_3" text:outline-level="3"><text:span text:style-name="Strong_20_Emphasis">2. Конвейер обработки (4 основных потока):</text:span></text:h>
      <text:p text:style-name="Text_20_body"><text:span text:style-name="Strong_20_Emphasis">a) Поток копирования (Copy_Worker)</text:span></text:p>
      <text:list xml:id="list3454451231" text:style-name="L2">
        <text:list-item>
          <text:p text:style-name="P27">Принимает сырые данные извне через <text:span text:style-name="Source_20_Text">Add_to_copy_queue()</text:span></text:p>
        </text:list-item>
        <text:list-item>
          <text:p text:style-name="P27">Записывает в кольцевой буфер <text:span text:style-name="Source_20_Text">Buf_ring</text:span></text:p>
        </text:list-item>
        <text:list-item>
          <text:p text:style-name="P27"><text:soft-page-break/>Управляет переполнением <text:span text:style-name="T27">кольцевого </text:span><text:s/>буфера (<text:span text:style-name="T47">переход на</text:span> начал<text:span text:style-name="T47">о</text:span> при достижении конца)</text:p>
        </text:list-item>
        <text:list-item>
          <text:p text:style-name="P28">Проверяет, не обгоняет ли запись анализ. Если обгоняет, данные теряются (не записываются)</text:p>
        </text:list-item>
        <text:list-item>
          <text:p text:style-name="P29">Посылает данные (буфер) на анализ — Send_for_Process(range), при этом генерируется уникальный buffer_id = <text:s/>next_buffer_id (++); <text:s/><text:span text:style-name="T46">Update: </text:span><text:span text:style-name="T32">buffer_id — </text:span><text:span text:style-name="T46">не нужен (но на всякий случай генерируется)</text:span></text:p>
          <text:p text:style-name="P30"><text:span text:style-name="T24">range</text:span> содержит:</text:p>
          <text:list>
            <text:list-item>
              <text:p text:style-name="P30">конец предыдущей записи в Buf_ring: <text:span text:style-name="T24">write_start</text:span></text:p>
            </text:list-item>
            <text:list-item>
              <text:p text:style-name="P30">кoнец текущей записи в Buf_ring: <text:span text:style-name="T24">write_end</text:span></text:p>
            </text:list-item>
            <text:list-item>
              <text:p text:style-name="P30">конец предыдущего анализа (т. е. начало текущего): <text:span text:style-name="T24">analysis_start</text:span></text:p>
            </text:list-item>
            <text:list-item>
              <text:p text:style-name="P32"><text:span text:style-name="T21">конец текущего анализа: </text:span><text:span text:style-name="T25">analysis_</text:span><text:span text:style-name="T24">end</text:span></text:p>
            </text:list-item>
          </text:list>
          <text:p text:style-name="P33">При вызове <text:span text:style-name="T27">Send_for_Proces:</text:span></text:p>
        </text:list-item>
      </text:list>
      <text:list text:style-name="L3">
        <text:list-item>
          <text:list>
            <text:list-item>
              <text:list>
                <text:list-item>
                  <text:p text:style-name="P34"><text:span text:style-name="T22">проверяет BufferRanges: </text:span><text:span text:style-name="T25">analysis_start </text:span><text:span text:style-name="T22">должен быть строго перед </text:span><text:span text:style-name="T25">write_start. </text:span><text:span text:style-name="T23">Как минимум, часть последнего импульса (а может даже и целый) не анализируется. <text:s/>Может совпадать только в самом начале. </text:span><text:span text:style-name="T22">Если нет — false. </text:span><text:span text:style-name="T33">(Нужно доделать: в самом конце анализируем весь оставшийся буфер)</text:span></text:p>
                </text:list-item>
                <text:list-item>
                  <text:p text:style-name="P35">проверяет переход через границу буфера — в этом случае копирует хвост буфера в офсет перед началом кольцевого буфера. Если места в офсете не хватает — false.</text:p>
                </text:list-item>
                <text:list-item>
                  <text:p text:style-name="P31">ище<text:span text:style-name="T29">т</text:span> последн<text:span text:style-name="T29">ий импульс</text:span> - от конца записи до начала анализа. <text:span text:style-name="T29">На всякий случай проверяет range.write_end &lt; range.analysis_start. Если нет — false. Устанавливает конец анализа </text:span><text:span text:style-name="T24">analysis_</text:span><text:span text:style-name="T26">end</text:span><text:span text:style-name="T29"> на начало последнего импульса.</text:span></text:p>
                </text:list-item>
              </text:list>
            </text:list-item>
          </text:list>
        </text:list-item>
      </text:list>
      <text:list text:continue-list="list3454451231" text:style-name="L2">
        <text:list-item>
          <text:list>
            <text:list-header>
              <text:p text:style-name="P36">Если хотя бы в одном случае false — конец анализа перемещается на конец записи, <text:s/><text:span text:style-name="Strong_20_Emphasis">Process_Worker </text:span><text:span text:style-name="Strong_20_Emphasis"><text:span text:style-name="T21">не вызывается.</text:span></text:span></text:p>
            </text:list-header>
            <text:list-item>
              <text:p text:style-name="P36"><text:span text:style-name="Strong_20_Emphasis"><text:span text:style-name="T21">Если все true — текущий буфер посылается на анализ в </text:span></text:span><text:span text:style-name="Strong_20_Emphasis">Process_Worker</text:span><text:span text:style-name="Strong_20_Emphasis"><text:span text:style-name="T21">.</text:span></text:span></text:p>
            </text:list-item>
          </text:list>
        </text:list-item>
      </text:list>
      <text:p text:style-name="Text_20_body"><text:span text:style-name="Strong_20_Emphasis">b) Потоки декодирования (Process_Worker, несколько экземпляров), </text:span><text:span text:style-name="Strong_20_Emphasis"><text:span text:style-name="T28">каждый поток:</text:span></text:span></text:p>
      <text:list text:style-name="L4">
        <text:list-item>
          <text:p text:style-name="P37"><text:span text:style-name="T28">Активируется, если есть готовые для обработки буферы в process_queue — </text:span><text:span text:style-name="T48">просыпается по сигналу из Copy_Worker или по таймауту</text:span></text:p>
        </text:list-item>
        <text:list-item>
          <text:p text:style-name="P38"><text:span text:style-name="T30">под мьютексом забирает </text:span><text:span text:style-name="T48">ОДИН</text:span><text:span text:style-name="T30"> доступны</text:span><text:span text:style-name="T48">й</text:span><text:span text:style-name="T30"> буфер </text:span><text:span text:style-name="T48">(первый в process_queue)</text:span></text:p>
        </text:list-item>
        <text:list-item>
          <text:p text:style-name="P38"><text:span text:style-name="T30">под мьютексом обновляет worker_ptrs — </text:span><text:span text:style-name="T48">сразу же </text:span><text:span text:style-name="T30">записывает, </text:span><text:span text:style-name="T48">где будет</text:span><text:span text:style-name="T30"> конец анализа</text:span></text:p>
        </text:list-item>
        <text:list-item>
          <text:p text:style-name="P38">БЕЗ мьютекса <text:span text:style-name="T30">о</text:span>брабатывае<text:span text:style-name="T30">т</text:span> <text:span text:style-name="T48">полученный</text:span> буфер<text:span text:style-name="T31">:</text:span></text:p>
          <text:list>
            <text:list-item>
              <text:p text:style-name="P40">обрабатывает сырой буфер и записывает импульсы в буфер импульсов с сортировкой по Tstamp64</text:p>
            </text:list-item>
            <text:list-item>
              <text:p text:style-name="P39"><text:span text:style-name="T30">если выбрасывается исключение — </text:span><text:span text:style-name="T49">буфер может быть не полностью обработан, но будет все равно помечен как «готов»</text:span></text:p>
            </text:list-item>
            <text:list-item>
              <text:p text:style-name="P41">ПОСЛЕ обработки устанавливает флаг готовности (под мьютексом buf_mutex)</text:p>
            </text:list-item>
          </text:list>
        </text:list-item>
        <text:list-item>
          <text:p text:style-name="P42">уведомляе<text:span text:style-name="T49">т</text:span> resorting_worker</text:p>
        </text:list-item>
      </text:list>
      <text:p text:style-name="Text_20_body"><text:soft-page-break/><text:span text:style-name="Strong_20_Emphasis"><text:span text:style-name="T8"/></text:span></text:p>
      <text:p text:style-name="Text_20_body"><text:span text:style-name="Strong_20_Emphasis"><text:span text:style-name="T8"/></text:span></text:p>
      <text:p text:style-name="P10"><text:span text:style-name="Strong_20_Emphasis"><text:span text:style-name="T7">Обработка copy-process-resorting делается в одном и том же списке std::list&lt;LocalBuf&gt; Bufpulses. В copy создается элемент этого списка, в process (одном из потоков) он анализируется, в resorting — пересортировывается. Анализ (process) можно делать в любом порядке, но copy и resorting — строго по порядку следования буферов. Как лучше передавать информацию между потоками? Как уведомлять следующий этап о готовности предыдущего и указывать, какой именно элемент <text:s/>Bufpulses нужно обрабатывать?</text:span></text:span></text:p>
      <text:p text:style-name="Text_20_body"><text:span text:style-name="Strong_20_Emphasis"><text:span text:style-name="T8"/></text:span></text:p>
      <text:p text:style-name="Text_20_body"><text:span text:style-name="Strong_20_Emphasis"><text:span text:style-name="T8"/></text:span></text:p>
      <text:p text:style-name="Text_20_body"><text:span text:style-name="Strong_20_Emphasis">c) Поток пересортировки (Resorting_Worker)</text:span></text:p>
      <text:list text:style-name="L5">
        <text:list-item>
          <text:p text:style-name="P43">Переносит импульсы между буферами, если они попадают в временное окно (<text:span text:style-name="Source_20_Text">opt.tgate</text:span>)</text:p>
        </text:list-item>
        <text:list-item>
          <text:p text:style-name="P43">Обеспечивает правильную временную сортировку импульсов, которые могли быть разделены между буферами</text:p>
        </text:list-item>
      </text:list>
      <text:p text:style-name="Text_20_body"><text:span text:style-name="Strong_20_Emphasis">d) Поток склейки (Splice_Worker) - (в разработке)</text:span></text:p>
      <text:list text:style-name="L6">
        <text:list-item>
          <text:p text:style-name="P44">Должен объединять импульсы в события на основе временных совпадений</text:p>
        </text:list-item>
        <text:list-item>
          <text:p text:style-name="P44">Пока что выполняет промежуточные задачи</text:p>
        </text:list-item>
      </text:list>
      <text:h text:style-name="Heading_20_3" text:outline-level="3"><text:span text:style-name="Strong_20_Emphasis">3. Алгоритм работы</text:span></text:h>
      <text:list text:style-name="L7">
        <text:list-item>
          <text:p text:style-name="P45"><text:span text:style-name="Strong_20_Emphasis">Прием данных</text:span>: данные поступают в очередь копирования</text:p>
        </text:list-item>
        <text:list-item>
          <text:p text:style-name="P45"><text:span text:style-name="Strong_20_Emphasis">Буферизация</text:span>: запись в кольцевой буфер с проверкой переполнения</text:p>
        </text:list-item>
        <text:list-item>
          <text:p text:style-name="P45"><text:span text:style-name="Strong_20_Emphasis">Декодирование</text:span>: преобразование в импульсы с калибровкой</text:p>
        </text:list-item>
        <text:list-item>
          <text:p text:style-name="P45"><text:span text:style-name="Strong_20_Emphasis">Сортировка</text:span>: временная сортировка внутри и между буферами</text:p>
        </text:list-item>
        <text:list-item>
          <text:p text:style-name="P45"><text:span text:style-name="Strong_20_Emphasis">Группировка в события</text:span>: (планируется) объединение импульсов в события по временным окнам</text:p>
        </text:list-item>
      </text:list>
      <text:h text:style-name="Heading_20_3" text:outline-level="3"><text:span text:style-name="Strong_20_Emphasis">4. Особенности реализации</text:span></text:h>
      <text:list text:style-name="L8">
        <text:list-item>
          <text:p text:style-name="P46"><text:span text:style-name="Strong_20_Emphasis">Кольцевой буфер</text:span>: эффективное использование памяти для непрерывных данных</text:p>
        </text:list-item>
        <text:list-item>
          <text:p text:style-name="P46"><text:span text:style-name="Strong_20_Emphasis">Табличная диспетчеризация</text:span>: вместо switch-case используется таблица функций для быстрого выбора алгоритма декодирования</text:p>
        </text:list-item>
        <text:list-item>
          <text:p text:style-name="P46"><text:span text:style-name="Strong_20_Emphasis">Атомарные операции</text:span>: для безопасного доступа к указателям между потоками</text:p>
        </text:list-item>
        <text:list-item>
          <text:p text:style-name="P46"><text:span text:style-name="Strong_20_Emphasis">Управление потоками</text:span>: graceful shutdown с ожиданием завершения</text:p>
        </text:list-item>
        <text:list-item>
          <text:p text:style-name="P46"><text:span text:style-name="Strong_20_Emphasis">Обработка ошибок</text:span>: подсчет ошибок декодирования и исключений</text:p>
        </text:list-item>
      </text:list>
      <text:h text:style-name="Heading_20_3" text:outline-level="3"><text:span text:style-name="Strong_20_Emphasis">5. Физическая обработка</text:span></text:h>
      <text:list text:style-name="L9">
        <text:list-item>
          <text:p text:style-name="P47">Калибровка энергий (<text:span text:style-name="Source_20_Text">Ecalibr</text:span>)</text:p>
        </text:list-item>
        <text:list-item>
          <text:p text:style-name="P47"><text:soft-page-break/>Анализ формы импульсов (<text:span text:style-name="Source_20_Text">PeakAna33</text:span>)</text:p>
        </text:list-item>
        <text:list-item>
          <text:p text:style-name="P47">Коррекция временных задержек</text:p>
        </text:list-item>
        <text:list-item>
          <text:p text:style-name="P47">Обработка аппаратных счетчиков</text:p>
        </text:list-item>
      </text:list>
      <text:h text:style-name="Heading_20_2" text:outline-level="2"><text:span text:style-name="Strong_20_Emphasis">Область применения</text:span></text:h>
      <text:p text:style-name="Text_20_body">Система предназначена для обработки данных в экспериментальной физике (ядерные исследования, детекторы частиц), где необходимо:</text:p>
      <text:list text:style-name="L10">
        <text:list-item>
          <text:p text:style-name="P48">Обрабатывать высокоскоростные потоки данных</text:p>
        </text:list-item>
        <text:list-item>
          <text:p text:style-name="P48">Выделять физические события из сырых сигналов</text:p>
        </text:list-item>
        <text:list-item>
          <text:p text:style-name="P48">Кореллировать данные с разных каналов</text:p>
        </text:list-item>
        <text:list-item>
          <text:p text:style-name="P48">Работать в реальном времени с минимальными задержками</text:p>
        </text:list-item>
      </text:list>
      <text:p text:style-name="Text_20_body">Код демонстрирует сложную многопоточную архитектуру для обработки научных данных с акцентом на производительность и надежность.</text:p>
      <text:p text:style-name="Standard"/>
      <text:p text:style-name="P2">--------------------------------------------------</text:p>
      <text:p text:style-name="P2"/>
      <text:h text:style-name="P1" text:outline-level="2"><text:span text:style-name="Strong_20_Emphasis">Текущее состояние конвейера:</text:span></text:h>
      <text:list text:style-name="L11">
        <text:list-item>
          <text:p text:style-name="P49"><text:span text:style-name="Strong_20_Emphasis">✅ Copy_Worker</text:span> → прием и буферизация данных</text:p>
        </text:list-item>
        <text:list-item>
          <text:p text:style-name="P49"><text:span text:style-name="Strong_20_Emphasis">✅ Process_Worker</text:span> → декодирование в импульсы</text:p>
        </text:list-item>
        <text:list-item>
          <text:p text:style-name="P49"><text:span text:style-name="Strong_20_Emphasis">✅ Resorting_Worker</text:span> → межбуферная сортировка импульсов</text:p>
        </text:list-item>
        <text:list-item>
          <text:p text:style-name="P49"><text:span text:style-name="Strong_20_Emphasis">❌ Splice_Worker</text:span> → <text:span text:style-name="Emphasis">не реализована финальная группировка в события</text:span></text:p>
        </text:list-item>
      </text:list>
      <text:h text:style-name="Heading_20_2" text:outline-level="2"><text:span text:style-name="Strong_20_Emphasis">Что происходит на каждом этапе:</text:span></text:h>
      <text:h text:style-name="Heading_20_3" text:outline-level="3"><text:span text:style-name="Strong_20_Emphasis">Resorting_Worker (завершенный этап)</text:span></text:h>
      <text:list text:style-name="L12">
        <text:list-item>
          <text:p text:style-name="P50">✅ Объединяет импульсы из соседних буферов</text:p>
        </text:list-item>
        <text:list-item>
          <text:p text:style-name="P50">✅ Сортирует импульсы по времени между буферами</text:p>
        </text:list-item>
        <text:list-item>
          <text:p text:style-name="P50">✅ Переносит импульсы между буферами, если они попадают в окно <text:span text:style-name="Source_20_Text">opt.tgate</text:span></text:p>
        </text:list-item>
        <text:list-item>
          <text:p text:style-name="P50">✅ Формирует <text:span text:style-name="Source_20_Text">Sorted_pulses</text:span> — список с правильно отсортированными импульсами</text:p>
        </text:list-item>
      </text:list>
      <text:h text:style-name="P1" text:outline-level="2"><text:span text:style-name="Strong_20_Emphasis"><text:span text:style-name="T1">Ключевая выходная переменная (на выходе Resorting_Worker):</text:span></text:span></text:h>
      <text:p text:style-name="Text_20_body">cpp</text:p>
      <text:p text:style-name="P8">std::list&lt;LocalBuf&gt; Sorted_pulses; <text:s/>// в классе Decoder</text:p>
      <text:h text:style-name="Heading_20_2" text:outline-level="2"><text:soft-page-break/><text:span text:style-name="Strong_20_Emphasis">Структура результата:</text:span></text:h>
      <text:h text:style-name="Heading_20_3" text:outline-level="3"><text:span text:style-name="Strong_20_Emphasis">Что такое Sorted_pulses?</text:span></text:h>
      <text:list text:style-name="L13">
        <text:list-item>
          <text:p text:style-name="P51"><text:span text:style-name="Source_20_Text">std::list&lt;LocalBuf&gt;</text:span> — список буферов</text:p>
        </text:list-item>
        <text:list-item>
          <text:p text:style-name="P51">Каждый <text:span text:style-name="Source_20_Text">LocalBuf</text:span> содержит:</text:p>
          <text:list>
            <text:list-item>
              <text:p text:style-name="P51"><text:span text:style-name="Source_20_Text">pulsecontainer B</text:span> — список импульсов (<text:span text:style-name="Source_20_Text">std::list&lt;PulseClass&gt;</text:span>)</text:p>
            </text:list-item>
            <text:list-item>
              <text:p text:style-name="P51"><text:span text:style-name="Source_20_Text">UInt_t source_buffer_id</text:span> — ID исходного буфера</text:p>
            </text:list-item>
            <text:list-item>
              <text:p text:style-name="P51"><text:span text:style-name="Source_20_Text">bool is_ready</text:span> — флаг готовности</text:p>
            </text:list-item>
          </text:list>
        </text:list-item>
      </text:list>
      <text:h text:style-name="Heading_20_3" text:outline-level="3"><text:span text:style-name="Strong_20_Emphasis">Что делает Resorting_Worker:</text:span></text:h>
      <text:list text:style-name="L14">
        <text:list-item>
          <text:p text:style-name="P52"><text:span text:style-name="Strong_20_Emphasis"><text:span text:style-name="T51">Идет по списку <text:s/></text:span></text:span><text:span text:style-name="Source_20_Text"><text:span text:style-name="T51">Bufpulses, используя свои внутренние итераторы itr и next.</text:span></text:span></text:p>
        </text:list-item>
        <text:list-item>
          <text:p text:style-name="P52"><text:span text:style-name="Source_20_Text"><text:span text:style-name="T52">Itr указывает на последний обработанный буфер; next указывает на текущий буфер, который </text:span></text:span><text:span text:style-name="Strong_20_Emphasis"><text:span text:style-name="T51">обрабатывается.</text:span></text:span></text:p>
        </text:list-item>
        <text:list-item>
          <text:p text:style-name="P52"><text:span text:style-name="Strong_20_Emphasis"><text:span text:style-name="T51">ResortSingleBuffer(next) </text:span></text:span><text:span text:style-name="Strong_20_Emphasis"><text:span text:style-name="T52">пересортирует импульсы из текущего буфера по временной отметке Tstamp64:</text:span></text:span></text:p>
        </text:list-item>
      </text:list>
      <text:list text:style-name="L15">
        <text:list-item>
          <text:list>
            <text:list-item>
              <text:p text:style-name="P53"><text:span text:style-name="Strong_20_Emphasis"><text:span text:style-name="T52">импульсы внутри каждого буфера уже отсортированы (но не между буферами)</text:span></text:span></text:p>
            </text:list-item>
            <text:list-item>
              <text:p text:style-name="P53"><text:span text:style-name="Strong_20_Emphasis"><text:span text:style-name="T52">начинает с первого импульса (назовем его временную отметку T0) </text:span></text:span></text:p>
            </text:list-item>
            <text:list-item>
              <text:p text:style-name="P54"><text:span text:style-name="Strong_20_Emphasis"><text:span text:style-name="T52">сравнивает его с последним импульсом предыдущего буфера (T1)</text:span></text:span></text:p>
            </text:list-item>
            <text:list-item>
              <text:p text:style-name="P54"><text:span text:style-name="Strong_20_Emphasis"><text:span text:style-name="T52">Если T0-T1 &gt; opt.tgate, </text:span></text:span><text:span text:style-name="Strong_20_Emphasis"><text:span text:style-name="T53">сортировка закончена — все импульсы отсортированы</text:span></text:span></text:p>
            </text:list-item>
            <text:list-item>
              <text:p text:style-name="P54"><text:span text:style-name="Strong_20_Emphasis"><text:span text:style-name="T53">Иначе вставляет этот импульс с одновременной сортировкой (sorted_insert) в предыдущий буфер</text:span></text:span></text:p>
            </text:list-item>
            <text:list-item>
              <text:p text:style-name="P54"><text:span text:style-name="Strong_20_Emphasis"><text:span text:style-name="T53">Если вставился не в начало предыдущего буфера (sorted_insert вернул не begin()), сортировка для этого импульса закончена, переходим на следующий импульс.</text:span></text:span></text:p>
            </text:list-item>
            <text:list-item>
              <text:p text:style-name="P54"><text:span text:style-name="Strong_20_Emphasis"><text:span text:style-name="T53">Если вставился в начало — переходим на более ранний буфер и повторяем sorted_insert, пока не дойдем до начала Bufpulses или пока не выполнится условия 1.6</text:span></text:span></text:p>
            </text:list-item>
          </text:list>
        </text:list-item>
      </text:list>
      <text:h text:style-name="P3" text:outline-level="2"><text:span text:style-name="Strong_20_Emphasis"><text:span text:style-name="T11">Описание основных этапов</text:span></text:span></text:h>
      <text:p text:style-name="P9"><text:span text:style-name="Strong_20_Emphasis"><text:span text:style-name="T10">Copy_Worker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9">Система предназначена для обработки данных в экспериментальной физике (ядерные исследов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22"><text:span text:style-name="Strong_20_Emphasis"><text:span text:style-name="T3">По-моему, неправильно. Decode_Worker должен поправлять на time_offset всегда. И он же должен устанавливать что-то типа corrected_up_to_id. Например, resorting обнаружил офсет для буфера 20. <text:s/>corrected_up_to_id </text:span></text:span><text:span text:style-name="Strong_20_Emphasis"><text:span text:style-name="T4">в это время =99999999999 (большое число). <text:s/>resorting устанавливает time_offset и сам поправляет буфер 20. В это время decode_worker получил буфер 25 (он всегда опережает </text:span></text:span><text:soft-page-break/><text:span text:style-name="Strong_20_Emphasis"><text:span text:style-name="T4">resorting). Устанавливает <text:s/>corrected_up_to_id=25 и поправляет буфер 25. Все буферы, начиная c 25 будут поправлены в <text:s/>decode_worker. <text:s/>corrected_up_to_id уже не должен увеличиваться. Resorting доходит до 24 и поправляет. 25й уже не поправляет. Будет так работать?</text:span></text:span></text:p>
      <text:p text:style-name="P22"><text:span text:style-name="Strong_20_Emphasis"><text:span text:style-name="T4"/></text:span></text:p>
      <text:h text:style-name="P17" text:outline-level="2"><text:span text:style-name="Strong_20_Emphasis"><text:span text:style-name="T5">Алгоритм коррекции времени при сбросе:</text:span></text:span></text:h>
      <text:h text:style-name="Heading_20_3" text:outline-level="3"><text:span text:style-name="Strong_20_Emphasis">Инициализация:</text:span></text:h>
      <text:list text:style-name="L16">
        <text:list-item>
          <text:p text:style-name="P55"><text:span text:style-name="Source_20_Text">time_offset = 0</text:span> (текущее смещение времени)</text:p>
        </text:list-item>
        <text:list-item>
          <text:p text:style-name="P55"><text:span text:style-name="Source_20_Text">reset_at_buffer_id = UINT_MAX</text:span> (идентификатор буфера, где произошёл сброс времени)</text:p>
        </text:list-item>
        <text:list-item>
          <text:p text:style-name="P55"><text:span text:style-name="Source_20_Text">time_reset_detected = false</text:span> (флаг обнаружения сброса)</text:p>
        </text:list-item>
      </text:list>
      <text:p text:style-name="Horizontal_20_Line"/>
      <text:h text:style-name="Heading_20_3" text:outline-level="3"><text:span text:style-name="Strong_20_Emphasis"><text:span text:style-name="T50">1. Resorting_Worker (обнаруживает сброс):</text:span></text:span></text:h>
      <text:p text:style-name="Text_20_body"><text:span text:style-name="Strong_20_Emphasis"><text:span text:style-name="T50">Когда:</text:span></text:span><text:span text:style-name="T50"> При обработке буфера </text:span><text:span text:style-name="Source_20_Text"><text:span text:style-name="T50">N</text:span></text:span><text:span text:style-name="T50"> обнаруживает, что его сырое время значительно меньше времени предыдущего буфера.</text:span></text:p>
      <text:p text:style-name="Text_20_body"><text:span text:style-name="Strong_20_Emphasis"><text:span text:style-name="T50">Действия:</text:span></text:span></text:p>
      <text:list text:style-name="L17">
        <text:list-item>
          <text:p text:style-name="P56"><text:span text:style-name="Strong_20_Emphasis"><text:span text:style-name="T50">Вычисляет дельту:</text:span></text:span><text:span text:style-name="T50"> </text:span><text:span text:style-name="Source_20_Text"><text:span text:style-name="T50">delta = (время_предыдущего_буфера - сырое_время_буфера_N) + SAFETY_MARGIN</text:span></text:span></text:p>
        </text:list-item>
        <text:list-item>
          <text:p text:style-name="P56"><text:span text:style-name="Strong_20_Emphasis"><text:span text:style-name="T50">Обновляет </text:span></text:span><text:span text:style-name="Strong_20_Emphasis"><text:span text:style-name="Source_20_Text"><text:span text:style-name="T50">time_offset</text:span></text:span></text:span><text:span text:style-name="Strong_20_Emphasis"><text:span text:style-name="T50">:</text:span></text:span><text:span text:style-name="T50"> </text:span><text:span text:style-name="Source_20_Text"><text:span text:style-name="T50">time_offset += delta</text:span></text:span><text:span text:style-name="T50"> (атомарно)</text:span></text:p>
        </text:list-item>
        <text:list-item>
          <text:p text:style-name="P56"><text:span text:style-name="Strong_20_Emphasis"><text:span text:style-name="T55">Запоминает место сброса:</text:span></text:span><text:span text:style-name="T55"> </text:span><text:span text:style-name="Source_20_Text"><text:span text:style-name="T55">reset_at_buffer_id = N</text:span></text:span><text:span text:style-name="T55"> (идентификатор текущего буфера)</text:span><text:span text:style-name="T56"> //</text:span><text:span text:style-name="T57">зачем запоминать в этом месте?</text:span></text:p>
        </text:list-item>
        <text:list-item>
          <text:p text:style-name="P56"><text:span text:style-name="Strong_20_Emphasis"><text:span text:style-name="T55">Устанавливает флаг:</text:span></text:span><text:span text:style-name="T55"> </text:span><text:span text:style-name="Source_20_Text"><text:span text:style-name="T55">time_reset_detected = true </text:span></text:span><text:span text:style-name="Source_20_Text"><text:span text:style-name="T56">// </text:span></text:span><text:span text:style-name="Source_20_Text"><text:span text:style-name="T57">зачем он нужен?</text:span></text:span></text:p>
        </text:list-item>
        <text:list-item>
          <text:p text:style-name="P56"><text:span text:style-name="Strong_20_Emphasis"><text:span text:style-name="T50">Корректирует текущий буфер:</text:span></text:span><text:span text:style-name="T50"> Пересчитывает времена импульсов в буфере </text:span><text:span text:style-name="Source_20_Text"><text:span text:style-name="T50">N</text:span></text:span><text:span text:style-name="T50"> с учётом нового </text:span><text:span text:style-name="Source_20_Text"><text:span text:style-name="T50">time_offset </text:span></text:span><text:span text:style-name="Source_20_Text"><text:span text:style-name="T56">// </text:span></text:span><text:span text:style-name="Source_20_Text"><text:span text:style-name="T57">а вот здесь нужно проверять, корректировать ли буфер или </text:span></text:span><text:span text:style-name="Source_20_Text"><text:span text:style-name="T58">он уже скорректирован в decode_worker</text:span></text:span><text:span text:style-name="Source_20_Text"><text:span text:style-name="T57">?</text:span></text:span></text:p>
        </text:list-item>
      </text:list>
      <text:p text:style-name="Text_20_body"><text:span text:style-name="Strong_20_Emphasis"><text:span text:style-name="T50">Результат:</text:span></text:span><text:span text:style-name="T50"> Теперь система знает:</text:span></text:p>
      <text:list text:style-name="L18">
        <text:list-item>
          <text:p text:style-name="P57"><text:span text:style-name="T50">На сколько смещать время (</text:span><text:span text:style-name="Source_20_Text"><text:span text:style-name="T50">time_offset</text:span></text:span><text:span text:style-name="T50">)</text:span></text:p>
        </text:list-item>
        <text:list-item>
          <text:p text:style-name="P57"><text:span text:style-name="T50">С какого буфера начался сброс (</text:span><text:span text:style-name="Source_20_Text"><text:span text:style-name="T50">reset_at_buffer_id</text:span></text:span><text:span text:style-name="T50">) //</text:span><text:span text:style-name="T56"> </text:span><text:span text:style-name="T57">зачем это знать?</text:span></text:p>
        </text:list-item>
        <text:list-item>
          <text:p text:style-name="P57"><text:span text:style-name="T50">Что сброс вообще произошёл (</text:span><text:span text:style-name="Source_20_Text"><text:span text:style-name="T50">time_reset_detected = true</text:span></text:span><text:span text:style-name="T50">)</text:span></text:p>
        </text:list-item>
      </text:list>
      <text:p text:style-name="P20"/>
      <text:h text:style-name="Heading_20_3" text:outline-level="3"><text:span text:style-name="Strong_20_Emphasis"><text:span text:style-name="T50">2. Decode_Worker (декодирует новые буферы):</text:span></text:span></text:h>
      <text:p text:style-name="P18"><text:span text:style-name="Strong_20_Emphasis"><text:span text:style-name="T50">Для каждого нового буфера </text:span></text:span><text:span text:style-name="Strong_20_Emphasis"><text:span text:style-name="Source_20_Text"><text:span text:style-name="T50">M</text:span></text:span></text:span><text:span text:style-name="Strong_20_Emphasis"><text:span text:style-name="T50">: </text:span></text:span><text:span text:style-name="Strong_20_Emphasis"><text:span text:style-name="T56">// </text:span></text:span><text:span text:style-name="Strong_20_Emphasis"><text:span text:style-name="T57">М&gt;N, всегда</text:span></text:span></text:p>
      <text:p text:style-name="Text_20_body"><text:span text:style-name="Strong_20_Emphasis"><text:span text:style-name="T50">Проверка 1:</text:span></text:span><text:span text:style-name="T50"> Сброс времени уже обнаружен?</text:span></text:p>
      <text:list text:style-name="L19">
        <text:list-item>
          <text:p text:style-name="P59"><text:soft-page-break/><text:span text:style-name="T50">Если </text:span><text:span text:style-name="Source_20_Text"><text:span text:style-name="T50">time_reset_detected == false</text:span></text:span><text:span text:style-name="T50"> → декодируем с </text:span><text:span text:style-name="Source_20_Text"><text:span text:style-name="T50">offset = 0 </text:span></text:span><text:span text:style-name="Strong_20_Emphasis"><text:span text:style-name="T56">// <text:s/></text:span></text:span><text:span text:style-name="Source_20_Text"><text:span text:style-name="T56">offset - </text:span></text:span><text:span text:style-name="Source_20_Text"><text:span text:style-name="T57">это число, мы его всегда добавляем, независимо от значения <text:s/>time_reset_detected. Если оно 0, ничего не изменится, но 0 все равно будет добавлен.</text:span></text:span></text:p>
        </text:list-item>
        <text:list-item>
          <text:p text:style-name="P58"><text:span text:style-name="T50">Если </text:span><text:span text:style-name="Source_20_Text"><text:span text:style-name="T50">time_reset_detected == true</text:span></text:span><text:span text:style-name="T50"> → переходим к проверке 2</text:span></text:p>
        </text:list-item>
      </text:list>
      <text:p text:style-name="Text_20_body"><text:span text:style-name="Strong_20_Emphasis"><text:span text:style-name="T50">Проверка 2:</text:span></text:span><text:span text:style-name="T50"> Этот буфер после сброса?</text:span></text:p>
      <text:list text:style-name="L20">
        <text:list-item>
          <text:p text:style-name="P60"><text:span text:style-name="T50">Если </text:span><text:span text:style-name="Source_20_Text"><text:span text:style-name="T50">M &lt; reset_at_buffer_id</text:span></text:span><text:span text:style-name="T50"> → декодируем с </text:span><text:span text:style-name="Source_20_Text"><text:span text:style-name="T50">offset = 0</text:span></text:span><text:span text:style-name="T50"> (буфер до сброса)</text:span></text:p>
        </text:list-item>
        <text:list-item>
          <text:p text:style-name="P60"><text:span text:style-name="T50">Если </text:span><text:span text:style-name="Source_20_Text"><text:span text:style-name="T50">M &gt;= reset_at_buffer_id</text:span></text:span><text:span text:style-name="T50"> → буфер после сброса, переходим к действиям</text:span></text:p>
        </text:list-item>
      </text:list>
      <text:p text:style-name="Text_20_body"><text:span text:style-name="Strong_20_Emphasis"><text:span text:style-name="T50">Действия для буферов после сброса:</text:span></text:span></text:p>
      <text:list text:style-name="L21">
        <text:list-item>
          <text:p text:style-name="P61"><text:span text:style-name="Strong_20_Emphasis"><text:span text:style-name="T50">Декодируем с новым offset:</text:span></text:span><text:span text:style-name="T50"> Используем </text:span><text:span text:style-name="Source_20_Text"><text:span text:style-name="T50">time_offset</text:span></text:span><text:span text:style-name="T50"> для коррекции всех времён в буфере</text:span></text:p>
        </text:list-item>
        <text:list-item>
          <text:p text:style-name="P61"><text:span text:style-name="Strong_20_Emphasis"><text:span text:style-name="T50">Опционально:</text:span></text:span><text:span text:style-name="T50"> Можно обновить какую-то статистику, но не обязательно</text:span></text:p>
        </text:list-item>
      </text:list>
      <text:p text:style-name="Text_20_body"><text:span text:style-name="Strong_20_Emphasis"><text:span text:style-name="T50">Ключевой момент:</text:span></text:span><text:span text:style-name="T50"> Decode_Worker </text:span><text:span text:style-name="Strong_20_Emphasis"><text:span text:style-name="T50">автоматически</text:span></text:span><text:span text:style-name="T50"> применяет корректировку ко всем новым буферам, начиная с </text:span><text:span text:style-name="Source_20_Text"><text:span text:style-name="T50">reset_at_buffer_id</text:span></text:span><text:span text:style-name="T50">, как только узнал о сбросе.</text:span></text:p>
      <text:p text:style-name="P23"><text:span text:style-name="T56">// Все, что написано для <text:s/></text:span><text:span text:style-name="Strong_20_Emphasis"><text:span text:style-name="T56">Decode_Worker</text:span></text:span><text:span text:style-name="Strong_20_Emphasis"><text:span text:style-name="T54">, неправильно! Поправка на <text:s/></text:span></text:span><text:span text:style-name="Source_20_Text"><text:span text:style-name="T54">offse</text:span></text:span><text:span text:style-name="Source_20_Text"><text:span text:style-name="T56">t происходит всегда, независимо от флага или значения <text:s/>reset_at_buffer_id. Но! Здесь нужно обновлять <text:s/>reset_at_buffer_id. Наверное, так: if (M &lt; <text:s/>reset_at_buffer_id) <text:s/>reset_at_buffer_id=M.</text:span></text:span></text:p>
      <text:p text:style-name="P20"/>
      <text:h text:style-name="Heading_20_3" text:outline-level="3"><text:span text:style-name="Strong_20_Emphasis"><text:span text:style-name="T50">Синхронизация:</text:span></text:span></text:h>
      <text:list text:style-name="L22">
        <text:list-item>
          <text:p text:style-name="P62"><text:span text:style-name="Strong_20_Emphasis"><text:span text:style-name="T50">Resorting_Worker</text:span></text:span><text:span text:style-name="T50"> обнаруживает сброс и устанавливает флаги</text:span></text:p>
        </text:list-item>
        <text:list-item>
          <text:p text:style-name="P62"><text:span text:style-name="Strong_20_Emphasis"><text:span text:style-name="T50">Decode_Worker</text:span></text:span><text:span text:style-name="T50"> читает флаги и применяет коррекцию к будущим буферам</text:span></text:p>
        </text:list-item>
        <text:list-item>
          <text:p text:style-name="P62"><text:span text:style-name="Strong_20_Emphasis"><text:span text:style-name="T50">Resorting_Worker</text:span></text:span><text:span text:style-name="T50"> продолжает корректировать старые буферы (до </text:span><text:span text:style-name="Source_20_Text"><text:span text:style-name="T50">reset_at_buffer_id</text:span></text:span><text:span text:style-name="T50">), которые уже были декодированы до обнаружения сброса</text:span></text:p>
        </text:list-item>
      </text:list>
      <text:p text:style-name="Text_20_body"><text:span text:style-name="Strong_20_Emphasis"><text:span text:style-name="T50">Итог:</text:span></text:span><text:span text:style-name="T50"> Все буферы в итоге получают правильную временную коррекцию:</text:span></text:p>
      <text:list text:style-name="L23">
        <text:list-item>
          <text:p text:style-name="P63"><text:span text:style-name="T50">Буферы до </text:span><text:span text:style-name="Source_20_Text"><text:span text:style-name="T50">reset_at_buffer_id</text:span></text:span><text:span text:style-name="T50"> → корректируются Resorting_Worker</text:span></text:p>
        </text:list-item>
        <text:list-item>
          <text:p text:style-name="P63"><text:span text:style-name="T50">Буферы начиная с </text:span><text:span text:style-name="Source_20_Text"><text:span text:style-name="T50">reset_at_buffer_id</text:span></text:span><text:span text:style-name="T50"> → автоматически корректируются Decode_Worker</text:span></text:p>
        </text:list-item>
        <text:list-item>
          <text:p text:style-name="P64">Нет гонок данных — чёткое разделение: кто обнаружил, тот и корректирует "старое", Decode_Worker корректирует "новое"</text:p>
        </text:list-item>
      </text:list>
      <text:p text:style-name="P18"><text:span text:style-name="Strong_20_Emphasis"><text:span text:style-name="T5"/></text:span></text:p>
      <text:p text:style-name="P18"><text:span text:style-name="Strong_20_Emphasis"><text:span text:style-name="T5">-----------------------------</text:span></text:span></text:p>
      <text:p text:style-name="P18"><text:span text:style-name="Strong_20_Emphasis"><text:span text:style-name="T2">После сброса:</text:span></text:span></text:p>
      <text:list xml:id="list2180659440" text:style-name="L24">
        <text:list-item>
          <text:p text:style-name="P66"><text:span text:style-name="Source_20_Text">time_offset = дельта</text:span> (новое значение)</text:p>
        </text:list-item>
        <text:list-item>
          <text:p text:style-name="P66"><text:span text:style-name="Source_20_Text">reset_at_buffer_id = UINT_MAX</text:span> (пока не знаем минимальный ID)</text:p>
        </text:list-item>
      </text:list>
      <text:p text:style-name="Text_20_body"><text:span text:style-name="Strong_20_Emphasis">Decode_Worker</text:span> получает буфер M:</text:p>
      <text:list text:style-name="L25">
        <text:list-item>
          <text:p text:style-name="P68">Декодирует с <text:span text:style-name="Source_20_Text">time_offset</text:span> (уже новым!)</text:p>
        </text:list-item>
        <text:list-item>
          <text:p text:style-name="P68">Если <text:span text:style-name="Source_20_Text">M &lt; reset_at_buffer_id</text:span>, обновляет <text:span text:style-name="Source_20_Text">reset_at_buffer_id = M</text:span></text:p>
        </text:list-item>
      </text:list>
      <text:p text:style-name="Text_20_body"><text:soft-page-break/><text:span text:style-name="Strong_20_Emphasis">Resorting_Worker</text:span> получает буфер N (где был сброс):</text:p>
      <text:list text:style-name="L26">
        <text:list-item>
          <text:p text:style-name="P69">Проверяет: если <text:span text:style-name="Source_20_Text">N &gt;= reset_at_buffer_id</text:span>, значит буфер <text:span text:style-name="Strong_20_Emphasis">уже скорректирован</text:span> Decode_Worker</text:p>
        </text:list-item>
        <text:list-item>
          <text:p text:style-name="P69">Если <text:span text:style-name="Source_20_Text">N &lt; reset_at_buffer_id</text:span>, корректирует буфер N</text:p>
        </text:list-item>
      </text:list>
      <text:p text:style-name="Text_20_body"><text:span text:style-name="Strong_20_Emphasis"><text:span text:style-name="T50">Так правильно?</text:span></text:span><text:span text:style-name="T50"> Теперь Decode_Worker всегда применяет актуальный offset, а </text:span><text:span text:style-name="Source_20_Text"><text:span text:style-name="T50">reset_at_buffer_id</text:span></text:span><text:span text:style-name="T50"> показывает границу между "скорректировано Decode_Worker" и "нужно корректировать Resorting_Worker".</text:span></text:p>
      <text:p text:style-name="P18"><text:span text:style-name="Strong_20_Emphasis"><text:span text:style-name="T13">Синхронизация: - да, это выглядит правильно. Но есть два вопроса:</text:span></text:span></text:p>
      <text:p text:style-name="P24"><text:span text:style-name="Strong_20_Emphasis"><text:span text:style-name="T13">1. потоков Decode_Worker несколько. Например, буфер M+1 может быть обработан раньше, чем М. А </text:span></text:span><text:span text:style-name="Strong_20_Emphasis"><text:span text:style-name="T14">офсет установлен между обработкой М+1 и М. Это проблема или нет?</text:span></text:span></text:p>
      <text:p text:style-name="P24"><text:span text:style-name="Strong_20_Emphasis"><text:span text:style-name="T14">2. Что будет при повторном сбросе времени? <text:s text:c="2"/></text:span></text:span><text:span text:style-name="Source_20_Text"><text:span text:style-name="T14">reset_at_buffer_id уже не брольшое число.</text:span></text:span></text:p>
      <text:p text:style-name="P25"><text:span text:style-name="Source_20_Text"><text:span text:style-name="T6"/></text:span></text:p>
      <text:p text:style-name="P25"><text:span text:style-name="Source_20_Text"><text:span text:style-name="T6">-----------------------</text:span></text:span></text:p>
      <text:p text:style-name="P25"><text:span text:style-name="Source_20_Text"><text:span text:style-name="T15">До сброса:</text:span></text:span></text:p>
      <text:list text:continue-list="list2180659440" text:style-name="L24">
        <text:list-item>
          <text:p text:style-name="P67"><text:span text:style-name="Source_20_Text"><text:span text:style-name="T14">reset_at_buffer_id = UINT_MAX (пока не знаем минимальный ID)</text:span></text:span></text:p>
        </text:list-item>
      </text:list>
      <text:p text:style-name="P25"><text:span text:style-name="Strong_20_Emphasis"><text:span text:style-name="T12">После сброса:</text:span></text:span></text:p>
      <text:p text:style-name="P25"><text:span text:style-name="Strong_20_Emphasis"><text:span text:style-name="T50">Resorting_Worker</text:span></text:span><text:span text:style-name="T50"> получает буфер N</text:span><text:span text:style-name="T61">=100</text:span><text:span text:style-name="T50"> (где был сброс):</text:span></text:p>
      <text:list text:style-name="L27">
        <text:list-item>
          <text:p text:style-name="P70"><text:span text:style-name="Source_20_Text"><text:span text:style-name="T60">определяет факт сброса (время нового импульса сильно меньше, чем старого)</text:span></text:span></text:p>
        </text:list-item>
        <text:list-item>
          <text:p text:style-name="P71"><text:span text:style-name="Source_20_Text"><text:span text:style-name="T50">time_offset </text:span></text:span><text:span text:style-name="Source_20_Text"><text:span text:style-name="T59">+</text:span></text:span><text:span text:style-name="Source_20_Text"><text:span text:style-name="T50">= дельта</text:span></text:span><text:span text:style-name="T50"> (новое значение)</text:span></text:p>
        </text:list-item>
        <text:list-item>
          <text:p text:style-name="P65">устанавливает атомарный флаг сброса.</text:p>
        </text:list-item>
        <text:list-item>
          <text:p text:style-name="P71"><text:span text:style-name="T50">Проверяет: </text:span><text:span text:style-name="Source_20_Text"><text:span text:style-name="T50">N &gt;= reset_at_buffer_id</text:span></text:span><text:span text:style-name="T50">, значит буфер </text:span><text:span text:style-name="Strong_20_Emphasis"><text:span text:style-name="T50">уже скорректирован</text:span></text:span><text:span text:style-name="T50"> Decode_Worker</text:span></text:p>
          <text:list>
            <text:list-item>
              <text:p text:style-name="P72"><text:span text:style-name="T61">если да, страсывает <text:s/></text:span><text:span text:style-name="Source_20_Text"><text:span text:style-name="T61">reset_at_buffer_id = </text:span></text:span><text:span text:style-name="Source_20_Text">UINT_MAX</text:span></text:p>
            </text:list-item>
            <text:list-item>
              <text:p text:style-name="P71"><text:span text:style-name="Source_20_Text"><text:span text:style-name="T14">Если </text:span></text:span><text:span text:style-name="Source_20_Text"><text:span text:style-name="T16">нет (</text:span></text:span><text:span text:style-name="Source_20_Text"><text:span text:style-name="T14">N &lt; reset_at_buffer_id</text:span></text:span><text:span text:style-name="Source_20_Text"><text:span text:style-name="T16">)</text:span></text:span><text:span text:style-name="Source_20_Text"><text:span text:style-name="T14">, корректирует буфер N</text:span></text:span></text:p>
            </text:list-item>
          </text:list>
        </text:list-item>
      </text:list>
      <text:p text:style-name="P25"><text:span text:style-name="Strong_20_Emphasis"><text:span text:style-name="T59">Copy</text:span></text:span><text:span text:style-name="Strong_20_Emphasis"><text:span text:style-name="T50">_Worker получает буфер M</text:span></text:span><text:span text:style-name="Strong_20_Emphasis"><text:span text:style-name="T61">=103</text:span></text:span><text:span text:style-name="Strong_20_Emphasis"><text:span text:style-name="T50"> </text:span></text:span><text:span text:style-name="Strong_20_Emphasis"><text:span text:style-name="T59">(M&gt;N)</text:span></text:span><text:span text:style-name="Strong_20_Emphasis"><text:span text:style-name="T50">:</text:span></text:span></text:p>
      <text:list text:style-name="L28">
        <text:list-item>
          <text:p text:style-name="P73"><text:span text:style-name="Strong_20_Emphasis"><text:span text:style-name="T60">проверяет атомарный флаг сброса</text:span></text:span></text:p>
        </text:list-item>
        <text:list-item>
          <text:p text:style-name="P73"><text:span text:style-name="Strong_20_Emphasis"><text:span text:style-name="T60">если да:</text:span></text:span></text:p>
          <text:list>
            <text:list-item>
              <text:p text:style-name="P73"><text:span text:style-name="Strong_20_Emphasis"><text:span text:style-name="T60">сбрасывает флаг</text:span></text:span></text:p>
            </text:list-item>
            <text:list-item>
              <text:p text:style-name="P74"><text:span text:style-name="Strong_20_Emphasis"><text:span text:style-name="T50">Если </text:span></text:span><text:span text:style-name="Source_20_Text"><text:span text:style-name="T50">M &lt; reset_at_buffer_id</text:span></text:span><text:span text:style-name="Strong_20_Emphasis"><text:span text:style-name="T50">, обновляет </text:span></text:span><text:span text:style-name="Source_20_Text"><text:span text:style-name="T50">reset_at_buffer_id = M </text:span></text:span><text:span text:style-name="Source_20_Text"><text:span text:style-name="T61">= 103</text:span></text:span></text:p>
            </text:list-item>
          </text:list>
        </text:list-item>
      </text:list>
      <text:p text:style-name="P25"><text:span text:style-name="Strong_20_Emphasis"><text:span text:style-name="T50">Decode_Worker</text:span></text:span><text:span text:style-name="T50"> получает буфер M </text:span><text:span text:style-name="T59">(M&gt;N)</text:span><text:span text:style-name="T50">:</text:span></text:p>
      <text:list text:continue-numbering="true" text:style-name="L28">
        <text:list-item>
          <text:p text:style-name="P74"><text:span text:style-name="T50">Декодирует с </text:span><text:span text:style-name="Source_20_Text"><text:span text:style-name="T50">time_offset</text:span></text:span><text:span text:style-name="T50"> (новым </text:span><text:span text:style-name="T59">или старым</text:span><text:span text:style-name="T50">)</text:span></text:p>
        </text:list-item>
      </text:list>
      <text:p text:style-name="P25"><text:span text:style-name="Source_20_Text"><text:span text:style-name="T14"/></text:span></text:p>
      <text:p text:style-name="P25"><text:span text:style-name="Source_20_Text"><text:span text:style-name="T14"/></text:span></text:p>
      <text:p text:style-name="P25"><text:span text:style-name="Source_20_Text"><text:span text:style-name="T14"/></text:span></text:p>
      <text:p text:style-name="P25"><text:soft-page-break/><text:span text:style-name="Source_20_Text"><text:span text:style-name="T14">В представленном коде функция Ana_Worker не сделана. Она должна делать следующее:</text:span></text:span></text:p>
      <text:p text:style-name="P77"><text:span text:style-name="Source_20_Text"><text:span text:style-name="T17">- просыпаться по сигналу от Resorting_worker(MAKE_EVENT): ana_cond</text:span></text:span></text:p>
      <text:p text:style-name="P77"><text:span text:style-name="Source_20_Text"><text:span text:style-name="T17">или по таймауту</text:span></text:span></text:p>
      <text:p text:style-name="P76"><text:span text:style-name="Source_20_Text"><text:span text:style-name="T17">- </text:span></text:span><text:span text:style-name="Source_20_Text"><text:span text:style-name="T18">обрабатывать список Bufevents: цикл по всем его </text:span></text:span><text:span text:style-name="Source_20_Text"><text:span text:style-name="T19">элементам</text:span></text:span><text:span text:style-name="Source_20_Text"><text:span text:style-name="T18">, кроме последнего (который может еще заполняться в Make_Events)</text:span></text:span></text:p>
      <text:p text:style-name="P76"><text:span text:style-name="Source_20_Text"><text:span text:style-name="T18">- </text:span></text:span><text:span text:style-name="Source_20_Text"><text:span text:style-name="T19">Перед обработкой у каждого элемента проверяет flag: должен быть 1. Если не 1 — пропускает и переходит к следующему элементу.</text:span></text:span></text:p>
      <text:p text:style-name="P76"><text:span text:style-name="Source_20_Text"><text:span text:style-name="T19">- После обработки устанавливает flag=2</text:span></text:span></text:p>
      <text:p text:style-name="P78"><text:span text:style-name="Source_20_Text"><text:span text:style-name="T19">- После обработки всего списка удаляет элементы с начала списка, уменьшая текущее число событий Bufsize, но так, чтобы после удаления оно было не меньше opt.ev_max.</text:span></text:span></text:p>
      <text:p text:style-name="P78"><text:span text:style-name="Source_20_Text"><text:span text:style-name="T19">Замечания:</text:span></text:span></text:p>
      <text:p text:style-name="P78"><text:span text:style-name="Source_20_Text"><text:span text:style-name="T19">1. Условие «обрабатывать список, кроме последнего» можно убрать. Достаточно проверки флага. Если последний буфер еще заполняется, его флаг будет 0.</text:span></text:span></text:p>
      <text:p text:style-name="P79"><text:span text:style-name="Source_20_Text"><text:span text:style-name="T19">2. </text:span></text:span><text:span text:style-name="Source_20_Text"><text:span text:style-name="T20">Использование </text:span></text:span><text:span text:style-name="Source_20_Text"><text:span text:style-name="T62">lock(</text:span></text:span><text:span text:style-name="Source_20_Text"><text:span text:style-name="T63">buf_mutex</text:span></text:span><text:span text:style-name="Source_20_Text"><text:span text:style-name="T62">) здесь не оправдано. Этот мьютекс используется для Bufpulses, а здесь Bufevents. Удаление Bufevents происходит только в одном месте — здесь. Скорее всего, мьютекс здесь вообще не нужен.</text:span></text:span></text:p>
      <text:p text:style-name="P79"><text:span text:style-name="Source_20_Text"><text:span text:style-name="T62">Согласен?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76cm" fo:margin-right="1.23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5T23:54:40.518456374</meta:creation-date>
    <dc:date>2026-01-12T01:53:14.224810554</dc:date>
    <meta:editing-duration>P5DT21H46M34S</meta:editing-duration>
    <meta:editing-cycles>25</meta:editing-cycles>
    <meta:generator>LibreOffice/24.2.7.2$Linux_X86_64 LibreOffice_project/420$Build-2</meta:generator>
    <meta:document-statistic meta:table-count="0" meta:image-count="0" meta:object-count="0" meta:page-count="9" meta:paragraph-count="194" meta:word-count="1888" meta:character-count="13877" meta:non-whitespace-character-count="12245"/>
  </office:meta>
</office:document-meta>
</file>